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fo:color="#1d2129" style:font-name="inherit" fo:font-size="9pt" fo:letter-spacing="normal" fo:font-style="normal" fo:font-weight="normal"/>
    </style:style>
    <style:style style:name="T2" style:family="text">
      <style:text-properties fo:font-variant="normal" fo:text-transform="none" fo:color="#1d2129" fo:letter-spacing="normal"/>
    </style:style>
    <style:style style:name="T3" style:family="text">
      <style:text-properties fo:font-variant="normal" fo:text-transform="none" fo:color="#365899" style:text-line-through-style="none" style:font-name="inherit" fo:font-size="9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i Barbara, Of course I remember you and all of your family. Yes those were wonderful times. Sorry I did not recognize your last name when I wrote the last time. But later I did figure out who you were when I looked at your Facebook friends and saw</text:span><text:span text:style-name="T2"> </text:span><text:span text:style-name="T1">Betty there an other Lombardi's.. I told my wife Mary Jane that I was happy you had made contact with me and told her about your family. Actually I reminded her about your family because I had already told her. I mentioned that your father asked me to work with him a couple of weekends when he was working at the home of an elderly couple. I remember cutting grass and doing some painting. My father and his brothers sure loved your father. They all got along so well and always loved fishing and doing things together. I think you and I and all of our cousins sure are lucky to have been in such a great family growing up.</text:span> </text:p>
      <text:p text:style-name="P1"/>
      <text:p text:style-name="P1"><text:span text:style-name="T2"> </text:span><text:span text:style-name="T1">Mary Jane and I have 2 children Laura and Jamie,and 4 granddaughters. Our daughter and husband Joe live in The Netherlands. Their children are Maureen and Oona. They are 8 and 5. We visit them twice a year and are with them for about a month each time. We always have a good time. Our son Jamie and his wife Sheryl and daughters Abby and Lynnea live in Meadville PA where we live. So we see them often. The girls are 20 and 16 years old. Please write again and tell me more about you and your family I am still running a lot. If you want to know about that, you can check out my running website at </text:span><text:a xlink:type="simple" xlink:href="http://l.facebook.com/l.php?u=http%3A%2F%2Fjimruns.com%2F&amp;h=xAQF-HPaN" office:target-frame-name="_blank" xlink:show="new" text:style-name="Internet_20_link" text:visited-style-name="Visited_20_Internet_20_Link"><text:span text:style-name="T3">jimruns.com</text:span></text:a><text:span text:style-name="T1"> Bye for now Jam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12-14T15:36:30.61</meta:creation-date>
    <meta:document-statistic meta:table-count="0" meta:image-count="0" meta:object-count="0" meta:page-count="1" meta:paragraph-count="2" meta:word-count="293" meta:character-count="1503"/>
    <dc:date>2016-12-14T15:41:08.82</dc:date>
    <dc:creator>James Lombardi</dc:creator>
    <meta:editing-duration>PT4M38S</meta:editing-duration>
    <meta:editing-cycles>1</meta:editing-cycles>
    <meta:generator>OpenOffice/4.1.2$Win32 OpenOffice.org_project/412m3$Build-9782</meta:generator>
  </office:meta>
</office:document-meta>
</file>